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0" style:family="paragraph" style:parent-style-name="Standard">
      <style:paragraph-properties fo:margin-top="0in" fo:margin-bottom="0.1665in" loext:contextual-spacing="false" fo:line-height="100%"/>
    </style:style>
    <style:style style:name="P31" style:family="paragraph" style:parent-style-name="Heading_20_1" style:list-style-name="WWNum5">
      <style:paragraph-properties fo:text-align="justify" style:justify-single-word="false"/>
    </style:style>
    <style:style style:name="P32" style:family="paragraph" style:parent-style-name="Heading_20_1" style:list-style-name="WWNum5"/>
    <style:style style:name="P33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4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T29" style:family="text">
      <style:text-properties style:font-name="Arial" fo:font-size="11pt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Desarrollo Web en Entorno Cliente</text:span></text:p>
      <text:p text:style-name="P34"><text:bookmark text:name="_jg2jbypvbg4g"/><text:span text:style-name="T3">Guía de estudio UD 15. Ampliando Vue 2. Quasar, Firebase (Cloud Firestore) y Nuxt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3"><text:span text:style-name="T5">Actualizado Enero 2021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3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oft-page-break/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</text:span><text:span text:style-name="T22">15</text:span><text:span text:style-name="T23">. Ampliando Vue 2. Quasar, Firebase (Cloud Firestore) y Nuxt.</text:span></text:p>
      <text:list xml:id="list4150846643" text:style-name="WWNum5">
        <text:list-item>
          <text:p text:style-name="P32"><text:bookmark text:name="_ge43nvu7ywtj"/>Fechas</text:p>
        </text:list-item>
      </text:list>
      <text:p text:style-name="P21">Desde 01/02/2021 al 14/02/2021. La duración de esta unidad es de 2 semanas (14 horas).</text:p>
      <text:list xml:id="list43519563482433" text:continue-numbering="true" text:style-name="WWNum5">
        <text:list-item>
          <text:p text:style-name="P32"><text:bookmark text:name="_4z7u29ivk38l"/>Conocimientos previos requeridos</text:p>
        </text:list-item>
      </text:list>
      <text:list xml:id="list1845482115" text:style-name="WWNum4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4">Conocimientos básicos de Javascript.</text:p>
        </text:list-item>
        <text:list-item>
          <text:p text:style-name="P24">Conocimientos de Cordova y Electron.</text:p>
        </text:list-item>
        <text:list-item>
          <text:p text:style-name="P27">Conocimientos de Vue.</text:p>
        </text:list-item>
      </text:list>
      <text:list xml:id="list43519550249530" text:continue-list="list43519563482433" text:style-name="WWNum5">
        <text:list-item>
          <text:p text:style-name="P32"><text:bookmark text:name="_5jkjdtdhh7e"/>Objetivos</text:p>
        </text:list-item>
      </text:list>
      <text:list xml:id="list2433826365" text:style-name="WWNum2">
        <text:list-item>
          <text:p text:style-name="P25">Conocer el Framework Quasar.</text:p>
        </text:list-item>
        <text:list-item>
          <text:p text:style-name="P25">Conocer Firebase y usarlo junto con Vue.</text:p>
        </text:list-item>
        <text:list-item>
          <text:p text:style-name="P25">Conocer Nuxt (Vue en entorno Servidor).</text:p>
        </text:list-item>
      </text:list>
      <text:list xml:id="list43519508474213" text:continue-list="list43519550249530" text:style-name="WWNum5">
        <text:list-item>
          <text:p text:style-name="P32"><text:bookmark text:name="_yi5niv80z62t"/>Contenidos</text:p>
        </text:list-item>
      </text:list>
      <text:list xml:id="list2548169281" text:style-name="WWNum1">
        <text:list-item>
          <text:p text:style-name="P23">Framework Quasar.</text:p>
        </text:list-item>
        <text:list-item>
          <text:p text:style-name="P26">Biblioteca Vue con Firebase.</text:p>
        </text:list-item>
        <text:list-item>
          <text:p text:style-name="P28">Uso de Vue en un entorno servidor (Nuxt).</text:p>
        </text:list-item>
      </text:list>
      <text:list xml:id="list43520305967304" text:continue-list="list43519508474213" text:style-name="WWNum5">
        <text:list-item>
          <text:p text:style-name="P32"><text:bookmark text:name="_pt4xoiz2fd92"/>Actividades</text:p>
        </text:list-item>
      </text:list>
      <text:p text:style-name="P30">Es muy importante leer los apuntes y realizar los ejercicios. Los ejercicios de esta unidad no son evaluables, pero son base para la realización de actividades en las próximas unidades didácticas.</text:p>
      <text:list xml:id="list43521117432028" text:continue-numbering="true" text:style-name="WWNum5">
        <text:list-item>
          <text:p text:style-name="P32"><text:bookmark text:name="_nv5nmbujne0r"/>Recomendaciones</text:p>
        </text:list-item>
      </text:list>
      <text:p text:style-name="P30">Es necesario acudir a las TC con los conceptos principales estudiados. Es muy importante comprender los ejemplos básicos antes de intentar ejercicios no evaluables.</text:p>
      <text:list xml:id="list43521227144853" text:continue-numbering="true" text:style-name="WWNum5">
        <text:list-item>
          <text:p text:style-name="P31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1619763975" text:style-name="WWNum3">
        <text:list-item>
          <text:p text:style-name="P29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5</text:span><text:span text:style-name="MT1">. </text:span><text:span text:style-name="MT2">Ampliando Vue 2. Quasar, Firebase (Cloud Firestore) y Nuxt.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5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6" meta:word-count="335" meta:character-count="2083" meta:non-whitespace-character-count="1809"/>
    <meta:generator>LibreOfficeDev/6.0.5.2$Linux_X86_64 LibreOffice_project/</meta:generator>
  </office:meta>
</office:document-meta>
</file>